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fo:font-weight="bold" style:font-name-asian="Segoe UI" style:font-size-asian="28pt" style:font-weight-asian="bold" style:font-name-complex="Segoe UI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fo:font-size="26pt" fo:text-shadow="none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color="#000000" fo:font-size="26pt" fo:text-shadow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6pt" fo:text-shadow="none" fo:font-weight="bold" style:font-name-asian="Segoe UI" style:font-size-asian="10pt" style:font-weight-asian="bold" style:font-name-complex="Segoe UI" style:font-size-complex="10pt" style:font-weight-complex="bold"/>
    </style:style>
    <style:style style:name="P7" style:family="paragraph">
      <style:paragraph-properties fo:margin-left="0.318cm" fo:margin-right="0cm" fo:margin-top="0cm" fo:margin-bottom="0cm" fo:text-indent="0cm" style:text-autospace="none"/>
      <style:text-properties fo:font-size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10" style:family="paragraph">
      <style:paragraph-properties fo:margin-left="0cm" fo:margin-right="0cm" fo:margin-top="0cm" fo:margin-bottom="0cm" fo:text-align="start" fo:text-indent="0cm" style:text-autospace="none"/>
      <style:text-properties fo:font-size="26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12" style:family="paragraph">
      <style:paragraph-properties fo:margin-left="0cm" fo:margin-right="0cm" fo:margin-top="0cm" fo:margin-bottom="0cm" fo:text-align="start" fo:text-indent="0cm" style:text-autospace="none"/>
      <style:text-properties fo:font-size="10pt"/>
    </style:style>
    <style:style style:name="P13" style:family="paragraph">
      <style:paragraph-properties fo:margin-left="0.318cm" fo:margin-right="0cm" fo:margin-top="0cm" fo:margin-bottom="0cm" fo:text-indent="0cm" style:text-autospace="none"/>
      <style:text-properties fo:font-size="10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15" style:family="paragraph">
      <style:paragraph-properties fo:margin-left="0cm" fo:margin-right="0cm" fo:margin-top="0cm" fo:margin-bottom="0cm" fo:text-indent="0cm" style:text-autospace="none"/>
      <style:text-properties fo:font-size="10pt"/>
    </style:style>
    <style:style style:name="P16" style:family="paragraph">
      <style:text-properties fo:color="#000000" fo:font-size="32pt" fo:text-shadow="none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2" style:family="text">
      <style:text-properties fo:color="#000099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3" style:family="text">
      <style:text-properties fo:color="#000099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1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style:style style:name="T5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6" style:family="text">
      <style:text-properties fo:color="#000099" style:text-position="super 58%" style:font-name="Segoe UI Semibold1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7" style:family="text">
      <style:text-properties fo:color="#000099" style:font-name="Segoe UI Semibold1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8" style:family="text">
      <style:text-properties fo:color="#000000" style:font-name="Segoe UI1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9" style:family="text">
      <style:text-properties fo:color="#000099" style:font-name="Segoe UI1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0" style:family="text">
      <style:text-properties fo:color="#000000" style:font-name="Segoe UI Semibold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11" style:family="text">
      <style:text-properties fo:color="#000099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2" style:family="text">
      <style:text-properties fo:color="#000099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3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14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15" style:family="text">
      <style:text-properties fo:color="#000000" style:font-name="Segoe UI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16" style:family="text">
      <style:text-properties fo:color="#ffffff" style:font-name="Segoe UI1" fo:font-size="32pt" fo:font-style="normal" fo:text-shadow="1pt 1pt" fo:font-weight="normal" style:font-name-asian="Segoe UI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T17" style:family="text">
      <style:text-properties fo:color="#ffffff" style:font-name="Segoe UI1" fo:font-size="32pt" fo:font-style="normal" fo:text-shadow="none" fo:font-weight="normal" style:font-name-asian="Segoe UI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T18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774cm" svg:x="1.524cm" svg:y="1.016cm">
          <draw:text-box>
            <text:p text:style-name="P1"><text:span text:style-name="T1">Psalm 138:1–8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25.654cm" svg:height="3.723cm" svg:x="1.27cm" svg:y="0.849cm">
          <draw:text-box>
            <text:p text:style-name="P4"><text:span text:style-name="T2">1</text:span><text:span text:style-name="T3">I give you thanks, O LORD, with my whole heart;</text:span></text:p>
            <text:p text:style-name="P5"><text:span text:style-name="T4"><text:s text:c="4"/></text:span><text:span text:style-name="T5"><text:s/></text:span><text:span text:style-name="T5">before the gods I sing your prais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5.4cm" svg:height="7.766cm" svg:x="1.27cm" svg:y="1.124cm">
          <draw:text-box>
            <text:p text:style-name="P4"><text:span text:style-name="T6">2</text:span><text:span text:style-name="T7">I bow down toward your holy temple and give</text:span><text:span text:style-name="T8"> <text:s/></text:span></text:p>
            <text:p text:style-name="P4"><text:span text:style-name="T8"><text:s/></text:span><text:span text:style-name="T3">thanks to your name for your steadfast love and </text:span></text:p>
            <text:p text:style-name="P4"><text:span text:style-name="T3"><text:s/></text:span><text:span text:style-name="T3">your faithfulness,</text:span></text:p>
            <text:p text:style-name="P7"><text:span text:style-name="T9"><text:s text:c="4"/></text:span><text:span text:style-name="T1">for you have exalted above all things your <text:s text:c="7"/>name and your word.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11" draw:layer="layout" svg:width="24.892cm" svg:height="9.269cm" svg:x="1.524cm" svg:y="1.016cm">
          <draw:text-box>
            <text:p text:style-name="P9"><text:span text:style-name="T11">3</text:span><text:span text:style-name="T12">On the day I called, you answered me;</text:span></text:p>
            <text:p text:style-name="P7"><text:span text:style-name="T13"><text:s text:c="4"/></text:span><text:span text:style-name="T5">my strength of soul you increased.</text:span></text:p>
            <text:p text:style-name="P10"><text:span text:style-name="T2">4</text:span><text:span text:style-name="T3">All the kings of the earth shall give you thanks, <text:s/>O LORD,</text:span></text:p>
            <text:p text:style-name="P7"><text:span text:style-name="T14"><text:s text:c="4"/></text:span><text:span text:style-name="T5">for they have heard the words of your <text:s/></text:span></text:p>
            <text:p text:style-name="P7"><text:span text:style-name="T5"><text:s text:c="4"/></text:span><text:span text:style-name="T5">mouth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11" draw:layer="layout" svg:width="24.892cm" svg:height="7.766cm" svg:x="1.778cm" svg:y="1.124cm">
          <draw:text-box>
            <text:p text:style-name="P9"><text:span text:style-name="T2">5</text:span><text:span text:style-name="T3">and they shall sing of the ways of the LORD,</text:span></text:p>
            <text:p text:style-name="P7"><text:span text:style-name="T14"><text:s text:c="4"/></text:span><text:span text:style-name="T5">for great is the glory of the L</text:span><text:span text:style-name="T15">ORD</text:span><text:span text:style-name="T5">.</text:span></text:p>
            <text:p text:style-name="P9"><text:span text:style-name="T2">6</text:span><text:span text:style-name="T3">For though the LORD is high, he regards the lowly,</text:span></text:p>
            <text:p text:style-name="P7"><text:span text:style-name="T16"><text:s text:c="3"/></text:span><text:span text:style-name="T17"><text:s/></text:span><text:span text:style-name="T1">but the haughty he knows from af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14" draw:layer="layout" svg:width="25.908cm" svg:height="7.766cm" svg:x="0.762cm" svg:y="1.124cm">
          <draw:text-box>
            <text:p text:style-name="P12"><text:span text:style-name="T2">7</text:span><text:span text:style-name="T3">Though I walk in the midst of trouble, you </text:span></text:p>
            <text:p text:style-name="P12"><text:span text:style-name="T3"><text:s/></text:span><text:span text:style-name="T3">preserve my life;</text:span></text:p>
            <text:p text:style-name="P13"><text:span text:style-name="T13"><text:s text:c="4"/></text:span><text:span text:style-name="T5">you stretch out your hand against the wrath </text:span></text:p>
            <text:p text:style-name="P13"><text:span text:style-name="T5"><text:s text:c="4"/></text:span><text:span text:style-name="T5">of my enemies, and your right hand delivers </text:span></text:p>
            <text:p text:style-name="P13"><text:span text:style-name="T5"><text:s text:c="4"/></text:span><text:span text:style-name="T5">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14" draw:layer="layout" svg:width="24.892cm" svg:height="6.35cm" svg:x="1.524cm" svg:y="1.016cm">
          <draw:text-box>
            <text:p text:style-name="P12"><text:span text:style-name="T2">8</text:span><text:span text:style-name="T3">The LORD will fulfill his purpose for me;</text:span></text:p>
            <text:p text:style-name="P13"><text:span text:style-name="T14"><text:s text:c="4"/></text:span><text:span text:style-name="T5">your steadfast love, O LORD, endures </text:span></text:p>
            <text:p text:style-name="P13"><text:span text:style-name="T5"><text:s text:c="4"/></text:span><text:span text:style-name="T5">forever. Do not forsake the work of your </text:span></text:p>
            <text:p text:style-name="P15"><text:span text:style-name="T5"><text:s text:c="5"/></text:span><text:span text:style-name="T5">ha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17" draw:layer="layout" svg:width="24.384cm" svg:height="6.263cm" svg:x="1.524cm" svg:y="0.849cm">
          <draw:text-box>
            <text:p text:style-name="P16"><text:span text:style-name="T18">C: Glory be to the Father and to the Son </text:span></text:p>
            <text:p text:style-name="P16"><text:span text:style-name="T18"><text:s text:c="4"/></text:span><text:span text:style-name="T18">and to the Holy Spirit;</text:span></text:p>
            <text:p text:style-name="P16"><text:span text:style-name="T18"><text:s text:c="4"/></text:span><text:span text:style-name="T18">as it was in the beginning, is now,</text:span></text:p>
            <text:p text:style-name="P16"><text:span text:style-name="T18"><text:s text:c="4"/></text:span><text:span text:style-name="T18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6:32:35.206000000</meta:creation-date>
    <dc:date>2017-08-24T19:24:40.305000000</dc:date>
    <meta:editing-duration>PT2M18S</meta:editing-duration>
    <meta:editing-cycles>4</meta:editing-cycles>
    <meta:generator>LibreOffice/5.4.0.3$Windows_X86_64 LibreOffice_project/7556cbc6811c9d992f4064ab9287069087d7f62c</meta:generator>
    <meta:document-statistic meta:object-count="45"/>
  </office:meta>
</office:document-meta>
</file>